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47a" officeooo:paragraph-rsid="0005b47a"/>
    </style:style>
    <style:style style:name="P2" style:family="paragraph" style:parent-style-name="Standard">
      <style:text-properties officeooo:rsid="0005b47a" officeooo:paragraph-rsid="0006a982"/>
    </style:style>
    <style:style style:name="P3" style:family="paragraph" style:parent-style-name="Standard">
      <style:text-properties officeooo:rsid="0005b47a" officeooo:paragraph-rsid="0007ddc6"/>
    </style:style>
    <style:style style:name="P4" style:family="paragraph" style:parent-style-name="Standard">
      <style:text-properties officeooo:rsid="0005b47a" officeooo:paragraph-rsid="000878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2"/>
      <text:p text:style-name="P2"/>
      <text:p text:style-name="P3"/>
      <text:p text:style-name="P4"> A ideia é cruzar os genes dos indivíduos Ic e Imut para gerar o indivíduo Icross. Então, imagine: Ic = [4 4 4 4] e Imut = [5 5 5 5], um individuo Icross possível é igual a [4 5 4 5], no qual os genes 1 e 3 são de Ic e 2 e 4 são de Imut. Para decidir qual gene é transmitido existe a taxa de cruzamento Cr, definida no intervalo [0.8 1] [1]. Sorteia-se um número, rand, e verifica: se Cr for maior do que rand, o gene mutante é transmitido, caso contrário, o gene da população corrente é passado adiante. Então observe, no exemplo com lc = [4 4 4 4] e Imut = [5 5 5 5], o número aleatório é sorteado 4 vezes e verificado qual gene deve ser transmitido para Icross. Para o gene 1, rand foi maior do que Cr, então passa o gene 1 de Ic. Para o gene 2, Cr foi maior do que rand, então passa o gene 2 de Imut e assim por diante. Tudo isso que discutimos foi realizado para gerar apenas um indivíduo da popCross, ideia é continuar para os N indivíduos. A expressão a seguir ilustra o cruzamento:\r\n&lt;p style="text-align: center;"&gt;[latex] Icross_{ij} = \\left\\{\\begin{matrix}\r\nImut_{ij},&amp;amp; \\texttt{se } rand_{j} \\leq Cr \\texttt{ ou } j=k \\\\\r\nIc_{ij}, &amp;amp; \\texttt{caso contrario }\r\n\\end{matrix}\\right. [/latex]\r\n[latex] \\texttt{Sendo: } (i=1..N), (j=1..n), (k=1..N) \\texttt{ e } rand_{i} \\in [0,1] [/latex]&lt;/p&gt;\r\n&amp;nbsp;\r\n\r\nO índice k é um parâmetro escolhido para cada indivíduo com objetivo de dar garantia de que ao menos um gene do indivíduo mutante seja copiado para o indivíduo cruzado. Portanto se o número aleatório, gerado por meio de rand for menor que a taxa de cruzamento ou se o índice k for igual ao índice j, o gene do indivíduo cruzado será proveniente do indivíduo mutante. Caso contrário, o gene será proveniente do indivíduo corrente. A Figura 2 ilustra graficamente a operação de cruzamento.\r\n\r\n[caption id="attachment_267" align="aligncenter" width="383"]&lt;a href="http://www.computacaointeligente.com.br/wp-content/uploads/2015/07/crossover.jpg"&gt;&lt;img class=" wp-image-267" src="http://www.computacaointeligente.com.br/wp-content/uploads/2015/07/crossover.jpg" alt="A operação de cruzamento" width="383" height="270" /&gt;&lt;/a&gt; Figura 2: A operação de cruzamento[/caption]\r\n&lt;h3&gt;Seleção&lt;/h3&gt;\r\nPor fim é realizada a operação de seleção. Mas para falar de seleção, antes temos que conhecer a função objetivo, também conhecida como &lt;em&gt;fitness&lt;/em&gt;. A &lt;em&gt;fitness&lt;/em&gt; é a função que pretendemos otimizar (minimizar ou maximizar). Então, vamos supor que desejamos otimizar a função seno, com isso nossa &lt;em&gt;fitness &lt;/em&gt;será [latex] f(x) = sen (x) [/latex]. Sendo assim, ela será nossa função de avaliação, de onde será gerado um erro. Se o intuito é minimizar, sabemos que o mínimo que a função seno pode atingir é -1, com isso a otimização caminhará para esse valor ao longo das iterações, e toda população (nesse caso unidimensional, pois só existe um gene em cada indivíduo) vai ser avaliada pela função seno. Quanto mais longe de -1, menos apto é aquele indivíduo.\r\n\r\nSabendo o que é uma função objetivo, o operador de seleção visa simplesmente escolher, dentre a população corrente e a população cruzada, os melhores indivíduos. É uma verificação simples. Se a &lt;em&gt;fitness &lt;/em&gt;do indivíduo i da popC é maior do que a &lt;em&gt;fitness&lt;/em&gt; do indivíduo i da popCross, esse indivíduo passa para próxima geração, como mostra a expressão a seguir.\r\n&lt;p style="text-align: center;"&gt;[latex]\r\npopBest_{i} = \\left\\{\\begin{matrix}\r\npopC_{i},&amp;amp; \\texttt{se } fitness(popC_{i}) \\leq fitness(popCross_{i}) \\\\\r\npopCross_{i}, &amp;amp; \\texttt{caso contrario }\r\n\\end{matrix}\\right.\r\n[/latex]&lt;/p&gt;\r\nA próxima geração nada mais é do que uma população com os melhores indivíduos da iteração corrente, são os mais aptos, no caso do seno, são os que possuem &lt;em&gt;fitness&lt;/em&gt; mais próximos de -1. Se, por exemplo, estivermos na iteração 1 <text:soft-page-break/>do algoritmo e realizamos a seleção entre a popC e a popCross, vamos gerar um popBest (população dos melhores). A próxima iteração, no caso 2, a popC será igualada a popBest e assim será realizado todo processo novamente até que um critério de parada seja atingido, como mostra a Figura 3. Uma observação importante: o que define se a seleção escolhe o indivíduo com maior ou menor &lt;em&gt;fitness&lt;/em&gt; é o tipo de otimização. Se for maximização escolhe o maior e se for minimização escolhe o menor.\r\n\r\n[caption</text:p>
      <text:p text:style-name="P1"><text:s/>id="attachment_273" align="aligncenter" width="257"]&lt;a href="http://www.computacaointeligente.com.br/wp-content/uploads/2015/07/fluxo.png"&gt;&lt;img class=" wp-image-273" src="http://www.computacaointeligente.com.br/wp-content/uploads/2015/07/fluxo.png" alt="Fluxograma do Differential Evolution" width="257" height="400" /&gt;&lt;/a&gt; Figura 3: Fluxograma do Differential Evolution[/caption]\r\n&lt;h3&gt;Código em MATLAB&lt;/h3&gt;\r\nA seguir disponibilizo um código em MATLAB que implementa o &lt;em&gt;Differential Evolution &lt;/em&gt;sinta-se a vontade para utilizá-lo.\r\n\r\n&lt;a href="https://www.dropbox.com/s/9s4hf7ao5w2av5m/Differential%20Evolution.rar?dl=0" target="_blank"&gt;Download&lt;/a&gt;\r\n\r\n&amp;nbsp;\r\n&lt;h3&gt;Referências&lt;/h3&gt;\r\n[1] STORN, R.; PRICE, K. Differential evolution - A simple and efficient heuristic for global optimization over continuous spaces. J. Global Optimiz, v. 11, pp. 341–359, 1997.\r\n\r\n[2] CHENG, S. L.; HWANG, C. Optimal approximation of linear systems by a differential evolution algorithm, IEEE Transactions on Systems, Man, and Cybernetics-Part A: Systems and Humans, v. 31, n. 6, pp. 698-707, 2001', 'O algoritmo evolutivo Differential Evolution', '', 'inherit', 'open', 'open', '', '223-revision-v1', '', '', '2015-07-08 17:41:32', '2015-07-08 20:41:32', '', 223, 'http://www.computacaointeligente.com.br/uncategorized/223-revision-v1/', 0, 'revision', '', 0)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22:19:00.943426595</meta:creation-date>
    <dc:date>2019-01-24T23:33:21.232352776</dc:date>
    <meta:editing-duration>PT3M29S</meta:editing-duration>
    <meta:editing-cycles>1</meta:editing-cycles>
    <meta:document-statistic meta:table-count="0" meta:image-count="0" meta:object-count="0" meta:page-count="2" meta:paragraph-count="3" meta:word-count="790" meta:character-count="5767" meta:non-whitespace-character-count="4977"/>
    <meta:generator>LibreOffice/5.1.6.2$Linux_X86_64 LibreOffice_project/10m0$Build-2</meta:generator>
  </office:meta>
</office:document-meta>
</file>